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A0000023D01E9E69C81BB040E.png" manifest:media-type="image/png"/>
  <manifest:file-entry manifest:full-path="Pictures/100000010000038D0000032D1F7A13B911BCABB5.png" manifest:media-type="image/png"/>
  <manifest:file-entry manifest:full-path="Pictures/1000000100000275000003752F6F16EAE4CE07AB.png" manifest:media-type="image/png"/>
  <manifest:file-entry manifest:full-path="Pictures/10000001000001EA0000037E126670F6E66DF84B.png" manifest:media-type="image/png"/>
  <manifest:file-entry manifest:full-path="Pictures/10000001000002750000028EE9E30748FDF1AE49.png" manifest:media-type="image/png"/>
  <manifest:file-entry manifest:full-path="Pictures/100000010000025E0000027C0D4D0E8A5EF1CC52.png" manifest:media-type="image/png"/>
  <manifest:file-entry manifest:full-path="Pictures/100000010000025F0000025E79810AE4DF144455.png" manifest:media-type="image/png"/>
  <manifest:file-entry manifest:full-path="Pictures/1000000100000213000001FC3C207A65AA539859.png" manifest:media-type="image/png"/>
  <manifest:file-entry manifest:full-path="Pictures/100000010000027500000375012B5D993A9B1E66.png" manifest:media-type="image/png"/>
  <manifest:file-entry manifest:full-path="Pictures/100000010000038D00000331C9BDC29196FEF5A3.png" manifest:media-type="image/png"/>
  <manifest:file-entry manifest:full-path="Pictures/10000001000002E4000002262E2DA631B6BC1061.png" manifest:media-type="image/png"/>
  <manifest:file-entry manifest:full-path="Pictures/100000010000023E0000023D49192BEC0C1BE953.png" manifest:media-type="image/png"/>
  <manifest:file-entry manifest:full-path="Pictures/10000001000002750000018E6AC6C4D0AACA002C.png" manifest:media-type="image/png"/>
  <manifest:file-entry manifest:full-path="Pictures/100000010000019E00000387C7FDAF03DCAF6DD9.png" manifest:media-type="image/png"/>
  <manifest:file-entry manifest:full-path="Pictures/100000010000024D0000025EDB9666AF692B6BF1.png" manifest:media-type="image/png"/>
  <manifest:file-entry manifest:full-path="Pictures/100000010000019E00000387E731AABCC42C8881.png" manifest:media-type="image/png"/>
  <manifest:file-entry manifest:full-path="Pictures/10000001000001920000037E9B2FE8239C62F18C.png" manifest:media-type="image/png"/>
  <manifest:file-entry manifest:full-path="Pictures/10000001000003310000028DDB760252C41BF036.png" manifest:media-type="image/png"/>
  <manifest:file-entry manifest:full-path="Pictures/10000001000001A400000389820FEE3E97452855.png" manifest:media-type="image/png"/>
  <manifest:file-entry manifest:full-path="Pictures/10000001000001F9000002804B053A2F4893F9A5.png" manifest:media-type="image/png"/>
  <manifest:file-entry manifest:full-path="Pictures/10000001000001D6000000AA4148CC246D98FF41.png" manifest:media-type="image/png"/>
  <manifest:file-entry manifest:full-path="Pictures/10000001000001980000038583BA4008BBD0D08A.png" manifest:media-type="image/png"/>
  <manifest:file-entry manifest:full-path="Pictures/100000010000024C00000110BB883D2DB9C4FA3C.png" manifest:media-type="image/png"/>
  <manifest:file-entry manifest:full-path="Pictures/1000000100000735000003C5A1B8A25F840B2ABE.png" manifest:media-type="image/png"/>
  <manifest:file-entry manifest:full-path="Pictures/100000010000019800000385CA63FD924C6A1B4A.png" manifest:media-type="image/png"/>
  <manifest:file-entry manifest:full-path="Pictures/10000001000001E4000001318866CBB98040ACD9.png" manifest:media-type="image/png"/>
  <manifest:file-entry manifest:full-path="Pictures/100000010000019B00000375D952B1247E3AA75E.png" manifest:media-type="image/png"/>
  <manifest:file-entry manifest:full-path="Pictures/100000010000019B0000037583319C696581D94F.png" manifest:media-type="image/png"/>
  <manifest:file-entry manifest:full-path="Pictures/10000001000002650000020F025F2C5598A4013E.png" manifest:media-type="image/png"/>
  <manifest:file-entry manifest:full-path="Pictures/100000010000029C0000028E90694950946FCB2C.png" manifest:media-type="image/png"/>
  <manifest:file-entry manifest:full-path="Pictures/100000010000030700000228DFF0C86B6EEEE6C5.png" manifest:media-type="image/png"/>
  <manifest:file-entry manifest:full-path="Pictures/100000010000021100000382A02F473A116E76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cm" svg:height="13.378cm" svg:x="3cm" svg:y="1.122cm">
          <draw:image xlink:href="Pictures/10000001000002E4000002262E2DA631B6BC1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218cm" svg:height="13.943cm" svg:x="5.282cm" svg:y="0.5cm">
          <draw:image xlink:href="Pictures/10000001000002650000020F025F2C5598A401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6.074cm" svg:height="13.249cm" svg:x="1.926cm" svg:y="0.751cm">
          <draw:image xlink:href="Pictures/100000010000019E00000387E731AABCC42C8881.png" xlink:type="simple" xlink:show="embed" xlink:actuate="onLoad" draw:mime-type="image/png">
            <text:p/>
          </draw:image>
        </draw:frame>
        <draw:frame draw:style-name="gr1" draw:text-style-name="P1" draw:layer="layout" svg:width="5.96cm" svg:height="13cm" svg:x="15.311cm" svg:y="1cm">
          <draw:image xlink:href="Pictures/100000010000019E00000387C7FDAF03DCAF6D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5.186cm" svg:height="15.16cm" svg:x="6cm" svg:y="0cm">
          <draw:image xlink:href="Pictures/100000010000023E0000023D49192BEC0C1BE9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4.048cm" svg:height="13.44cm" svg:x="6.952cm" svg:y="0.5cm">
          <draw:image xlink:href="Pictures/1000000100000213000001FC3C207A65AA5398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8cm" svg:height="14.598cm" svg:x="3.5cm" svg:y="0.402cm">
          <draw:image xlink:href="Pictures/10000001000001EA0000037E126670F6E66DF84B.png" xlink:type="simple" xlink:show="embed" xlink:actuate="onLoad" draw:mime-type="image/png">
            <text:p/>
          </draw:image>
        </draw:frame>
        <draw:frame draw:style-name="gr1" draw:text-style-name="P1" draw:layer="layout" svg:width="6.08cm" svg:height="13.525cm" svg:x="16.5cm" svg:y="0.975cm">
          <draw:image xlink:href="Pictures/10000001000001920000037E9B2FE8239C62F1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3.646cm" svg:height="14.189cm" svg:x="5cm" svg:y="0.5cm">
          <draw:image xlink:href="Pictures/10000001000002750000028EE9E30748FDF1AE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6.641cm" svg:height="10.529cm" svg:x="5.722cm" svg:y="0.971cm">
          <draw:image xlink:href="Pictures/10000001000002750000018E6AC6C4D0AACA00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10.692cm" svg:height="15.045cm" svg:x="1.808cm" svg:y="0.5cm">
          <draw:image xlink:href="Pictures/100000010000027500000375012B5D993A9B1E66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14.775cm" svg:x="15cm" svg:y="0.658cm">
          <draw:image xlink:href="Pictures/1000000100000275000003752F6F16EAE4CE07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17.704cm" svg:height="14.15cm" svg:x="2.796cm" svg:y="0.251cm">
          <draw:image xlink:href="Pictures/10000001000003310000028DDB760252C41BF0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20.504cm" svg:height="14.604cm" svg:x="3.791cm" svg:y="0.58cm">
          <draw:image xlink:href="Pictures/100000010000030700000228DFF0C86B6EEEE6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5.499cm" svg:height="13.336cm" svg:x="1.501cm" svg:y="1.164cm">
          <draw:image xlink:href="Pictures/1000000100000735000003C5A1B8A25F840B2A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1.435cm" svg:height="14.493cm" svg:x="1.5cm" svg:y="0.507cm">
          <draw:image xlink:href="Pictures/10000001000001F9000002804B053A2F4893F9A5.png" xlink:type="simple" xlink:show="embed" xlink:actuate="onLoad" draw:mime-type="image/png">
            <text:p/>
          </draw:image>
        </draw:frame>
        <draw:frame draw:style-name="gr1" draw:text-style-name="P1" draw:layer="layout" svg:width="12.434cm" svg:height="4.497cm" svg:x="14cm" svg:y="3cm">
          <draw:image xlink:href="Pictures/10000001000001D6000000AA4148CC246D98FF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6.631cm" svg:height="14.645cm" svg:x="1.869cm" svg:y="0.5cm">
          <draw:image xlink:href="Pictures/10000001000001980000038583BA4008BBD0D08A.png" xlink:type="simple" xlink:show="embed" xlink:actuate="onLoad" draw:mime-type="image/png">
            <text:p/>
          </draw:image>
        </draw:frame>
        <draw:frame draw:style-name="gr1" draw:text-style-name="P1" draw:layer="layout" svg:width="6.47cm" svg:height="14.288cm" draw:transform="rotate (0.000872664625997165) translate (15.291cm 0.506cm)">
          <draw:image xlink:href="Pictures/100000010000019800000385CA63FD924C6A1B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14.5cm" svg:height="15.219cm" svg:x="4.5cm" svg:y="0.251cm">
          <draw:image xlink:href="Pictures/100000010000025E0000027C0D4D0E8A5EF1CC5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14cm" svg:height="14.405cm" svg:x="0.5cm" svg:y="0.251cm">
          <draw:image xlink:href="Pictures/100000010000024D0000025EDB9666AF692B6BF1.png" xlink:type="simple" xlink:show="embed" xlink:actuate="onLoad" draw:mime-type="image/png">
            <text:p/>
          </draw:image>
        </draw:frame>
        <draw:frame draw:style-name="gr1" draw:text-style-name="P1" draw:layer="layout" svg:width="12.805cm" svg:height="8.069cm" svg:x="15cm" svg:y="2cm">
          <draw:image xlink:href="Pictures/10000001000001E4000001318866CBB98040ACD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6.384cm" svg:height="13.749cm" svg:x="3cm" svg:y="1.251cm">
          <draw:image xlink:href="Pictures/100000010000019B0000037583319C696581D94F.png" xlink:type="simple" xlink:show="embed" xlink:actuate="onLoad" draw:mime-type="image/png">
            <text:p/>
          </draw:image>
        </draw:frame>
        <draw:frame draw:style-name="gr1" draw:text-style-name="P1" draw:layer="layout" svg:width="6.5cm" svg:height="14cm" svg:x="13.884cm" svg:y="1cm">
          <draw:image xlink:href="Pictures/100000010000019B00000375D952B1247E3AA7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14.085cm" svg:height="13.791cm" svg:x="3.915cm" svg:y="0.5cm">
          <draw:image xlink:href="Pictures/100000010000029C0000028E90694950946FCB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" draw:text-style-name="P1" draw:layer="layout" svg:width="13.774cm" svg:height="13.752cm" svg:x="0.226cm" svg:y="0.748cm">
          <draw:image xlink:href="Pictures/100000010000025F0000025E79810AE4DF144455.png" xlink:type="simple" xlink:show="embed" xlink:actuate="onLoad" draw:mime-type="image/png">
            <text:p/>
          </draw:image>
        </draw:frame>
        <draw:frame draw:style-name="gr1" draw:text-style-name="P1" draw:layer="layout" svg:width="12.971cm" svg:height="6cm" svg:x="14.529cm" svg:y="3.5cm">
          <draw:image xlink:href="Pictures/100000010000024C00000110BB883D2DB9C4FA3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8.54cm" svg:height="14.5cm" svg:x="2.5cm" svg:y="0.5cm">
          <draw:image xlink:href="Pictures/100000010000021100000382A02F473A116E76A8.png" xlink:type="simple" xlink:show="embed" xlink:actuate="onLoad" draw:mime-type="image/png">
            <text:p/>
          </draw:image>
        </draw:frame>
        <draw:frame draw:style-name="gr1" draw:text-style-name="P1" draw:layer="layout" svg:width="6.764cm" svg:height="14.578cm" svg:x="14.236cm" svg:y="0.5cm">
          <draw:image xlink:href="Pictures/10000001000001A400000389820FEE3E974528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1" draw:layer="layout" svg:width="15.5cm" svg:height="13.864cm" svg:x="3cm" svg:y="1cm">
          <draw:image xlink:href="Pictures/100000010000038D0000032D1F7A13B911BCAB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" draw:text-style-name="P1" draw:layer="layout" svg:width="12.795cm" svg:height="11.5cm" svg:x="0.5cm" svg:y="2cm">
          <draw:image xlink:href="Pictures/100000010000038D00000331C9BDC29196FEF5A3.png" xlink:type="simple" xlink:show="embed" xlink:actuate="onLoad" draw:mime-type="image/png">
            <text:p/>
          </draw:image>
        </draw:frame>
        <draw:frame draw:style-name="gr1" draw:text-style-name="P1" draw:layer="layout" svg:width="13.947cm" svg:height="12cm" svg:x="13.5cm" svg:y="2cm">
          <draw:image xlink:href="Pictures/100000010000029A0000023D01E9E69C81BB04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9T09:45:17.280530314</meta:creation-date>
    <dc:date>2025-08-09T10:41:47.914684082</dc:date>
    <meta:editing-duration>PT4M59S</meta:editing-duration>
    <meta:editing-cycles>1</meta:editing-cycles>
    <meta:document-statistic meta:object-count="97"/>
    <meta:generator>LibreOffice/7.3.7.2$Linux_X86_64 LibreOffice_project/30$Build-2</meta:generator>
  </office:meta>
</office:document-meta>
</file>